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language-asian="ja" style:country-asian="JP"/>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2-05-07</text:p>
      <text:p text:style-name="P2"/>
      <text:p text:style-name="P2"/>
      <text:p text:style-name="P2"/>
      <text:p text:style-name="P2"/>
      <text:p text:style-name="P2"/>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8">コンテンツとは何か？<text:tab/>3</text:p>
          <text:p text:style-name="P6">コンテンツの種類 (extensions)<text:tab/>3</text:p>
          <text:p text:style-name="P6">コンテンツの担当範囲<text:tab/>3</text:p>
          <text:p text:style-name="P8">ローカルリソースファイルの取り扱い<text:tab/>4</text:p>
          <text:p text:style-name="P8">HTMLコンテンツの書式<text:tab/>5</text:p>
          <text:p text:style-name="P6">コンテンツHTMLソースの範囲<text:tab/>5</text:p>
          <text:p text:style-name="P6">コンテンツローカルCSSの読み込み<text:tab/>5</text:p>
          <text:p text:style-name="P8">CSSの書式<text:tab/>6</text:p>
          <text:p text:style-name="P6">定義済みのモジュール<text:tab/>6</text:p>
          <text:p text:style-name="P7">基本モジュール：文字サイズ<text:tab/>6</text:p>
          <text:p text:style-name="P7">基本モジュール：文字組み<text:tab/>6</text:p>
          <text:p text:style-name="P7">基本モジュール：回り込み制御<text:tab/>6</text:p>
          <text:p text:style-name="P7">基本モジュール：その他<text:tab/>7</text:p>
          <text:p text:style-name="P8">JavaScript<text:tab/>8</text:p>
          <text:p text:style-name="P6">JavaScriptライブラリの利用<text:tab/>8</text:p>
          <text:p text:style-name="P7">テーマがロードするJavaScriptライブラリ<text:tab/>8</text:p>
          <text:p text:style-name="P7">コンテンツによって必要な場合にロードできる共有ライブラリ<text:tab/>8</text:p>
          <text:p text:style-name="P8">コンテンツコーディング規約<text:tab/>9</text:p>
          <text:p text:style-name="P6">内部エンコード<text:tab/>9</text:p>
          <text:p text:style-name="P6">改行コード<text:tab/>9</text:p>
          <text:p text:style-name="P6">インデント<text:tab/>9</text:p>
          <text:p text:style-name="P6">演算子<text:tab/>9</text:p>
          <text:p text:style-name="P6">命名規則<text:tab/>9</text:p>
          <text:p text:style-name="P7">PHPのクラス名<text:tab/>9</text:p>
          <text:p text:style-name="P7">PHPのメソッド名<text:tab/>9</text:p>
          <text:p text:style-name="P7">JavaScriptのオブジェクト名<text:tab/>10</text:p>
          <text:p text:style-name="P7">CSSクラス名<text:tab/>10</text:p>
          <text:p text:style-name="P7">パラメータ、クッキー、セッション、HTTP拡張ヘッダー<text:tab/>10</text:p>
          <text:p text:style-name="P7">その他<text:tab/>10</text:p>
        </text:index-body>
      </text:table-of-content>
      <text:p text:style-name="P2"/>
      <text:p text:style-name="Standard"/>
      <text:p text:style-name="Standard"/>
      <text:p text:style-name="Standard"/>
      <text:p text:style-name="Standard"/>
      <text:p text:style-name="P4"/>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43619072" text:style-name="L1">
        <text:list-item>
          <text:p text:style-name="P9">html</text:p>
        </text:list-item>
        <text:list-item>
          <text:p text:style-name="P9">php</text:p>
        </text:list-item>
        <text:list-item>
          <text:p text:style-name="P10">txt</text:p>
        </text:list-item>
        <text:list-item>
          <text:p text:style-name="P9">wiki</text:p>
        </text:list-item>
        <text:list-item>
          <text:p text:style-name="P10">direct</text:p>
        </text:list-item>
        <text:list-item>
          <text:p text:style-name="P9">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5"/>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43629196" text:style-name="L2">
        <text:list-item>
          <text:p text:style-name="P11">コンテンツファイル本体と同じ階層に、コンテンツファイル名の拡張子を .files とした名前の専用のディレクトリを設置し、全てのリソースはその中で管理する。</text:p>
        </text:list-item>
        <text:list-item>
          <text:p text:style-name="P11">ローカルリソースディレクトリの中の整理分類は、コンテンツ制作者に任せる。</text:p>
        </text:list-item>
        <text:list-item>
          <text:p text:style-name="P11">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5"/>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スマーティタグ{<text:span text:style-name="T2">send_content name="head"</text:span>}で囲った部分のソースは、ヘッドセクション内に出力される。</text:p>
      <text:p text:style-name="P2"/>
      <text:p text:style-name="P2">例：</text:p>
      <text:p text:style-name="P3">{send_content name="head"}</text:p>
      <text:p text:style-name="P3">&lt;!-- CSSの記述 --&gt;</text:p>
      <text:p text:style-name="P2">&lt;style type=”text/css”&gt;</text:p>
      <text:p text:style-name="P2">.contents .cont_hoge{</text:p>
      <text:p text:style-name="P2"><text:s text:c="4"/>color:#ff0000;</text:p>
      <text:p text:style-name="P2">}</text:p>
      <text:p text:style-name="P2">&lt;/style&gt;</text:p>
      <text:p text:style-name="P3">&lt;!-- CSSを外部化する場合 --&gt;</text:p>
      <text:p text:style-name="P2"><text:span text:style-name="T2">&lt;link rel=”stylesheet” href=”/aaa/hoge.files/contents.css” type=”text/css” /&gt;<text:line-break/>{/send_content}</text:span> </text:p>
      <text:p text:style-name="P2">&lt;div class=”cont_hoge”&gt;</text:p>
      <text:p text:style-name="P2">&lt;p&gt;ここはコンテンツの領域です。&lt;/p&gt;</text:p>
      <text:p text:style-name="P2">&lt;/div&gt;</text:p>
      <text:p text:style-name="P2"/>
      <text:p text:style-name="P5"/>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43618405" text:style-name="L3">
        <text:list-item>
          <text:p text:style-name="P12">コンテンツは、&lt;div class=”contents”&gt;&lt;/div&gt; の内側に設置される約束なので、コンテンツが独自に定義するCSSクラスは、.contents 以下にのみ効果があるように記述しなければならない。</text:p>
        </text:list-item>
        <text:list-item>
          <text:p text:style-name="P12">コンテンツが独自に定義するCSSクラスには、接頭辞 cont を付加しなければならない。</text:p>
        </text:list-item>
        <text:list-item>
          <text:p text:style-name="P12">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
      <text:p text:style-name="P2">サイト全体に一元的に設計されているモジュールの一覧について説明します。</text:p>
      <text:p text:style-name="P2"/>
      <text:h text:style-name="Heading_20_3" text:outline-level="3">基本モジュール：文字サイズ</text:h>
      <text:p text:style-name="P2"><draw:frame draw:style-name="fr1" draw:name="オブジェクト1" text:anchor-type="paragraph" svg:x="0.025cm" svg:y="0.39cm" svg:width="16.062cm" svg:height="3.494cm" draw:z-index="0"><draw:object xlink:href="./Object 1" xlink:type="simple" xlink:show="embed" xlink:actuate="onLoad"/><draw:image xlink:href="./ObjectReplacements/Object 1" xlink:type="simple" xlink:show="embed" xlink:actuate="onLoad"/><svg:desc>OLE オブジェクト</svg:desc></draw:frame></text:p>
      <text:h text:style-name="Heading_20_3" text:outline-level="3">基本モジュール：文字組み</text:h>
      <text:p text:style-name="P2"><draw:frame draw:style-name="fr1" draw:name="オブジェクト2" text:anchor-type="paragraph" svg:x="0.025cm" svg:y="0.377cm" svg:width="16.036cm" svg:height="1.722cm" draw:z-index="1"><draw:object xlink:href="./Object 2" xlink:type="simple" xlink:show="embed" xlink:actuate="onLoad"/><draw:image xlink:href="./ObjectReplacements/Object 2" xlink:type="simple" xlink:show="embed" xlink:actuate="onLoad"/><svg:desc>OLE オブジェクト</svg:desc></draw:frame></text:p>
      <text:h text:style-name="Heading_20_3" text:outline-level="3">基本モジュール：回り込み制御</text:h>
      <text:p text:style-name="P2"><draw:frame draw:style-name="fr1" draw:name="オブジェクト3" text:anchor-type="paragraph" svg:x="0.016cm" svg:y="0.37cm" svg:width="15.903cm" svg:height="3.627cm" draw:z-index="2"><draw:object xlink:href="./Object 3" xlink:type="simple" xlink:show="embed" xlink:actuate="onLoad"/><draw:image xlink:href="./ObjectReplacements/Object 3" xlink:type="simple" xlink:show="embed" xlink:actuate="onLoad"/><svg:desc>OLE オブジェクト</svg:desc></draw:frame><text:soft-page-break/></text:p>
      <text:h text:style-name="Heading_20_3" text:outline-level="3">基本モジュール：その他</text:h>
      <text:p text:style-name="P2"><draw:frame draw:style-name="fr1" draw:name="オブジェクト4" text:anchor-type="paragraph" svg:x="0.016cm" svg:y="0.377cm" svg:width="16.034cm" svg:height="4.336cm" draw:z-index="3"><draw:object xlink:href="./Object 4" xlink:type="simple" xlink:show="embed" xlink:actuate="onLoad"/><draw:image xlink:href="./ObjectReplacements/Object 4" xlink:type="simple" xlink:show="embed" xlink:actuate="onLoad"/><svg:desc>OLE オブジェクト</svg:desc></draw:frame></text:p>
      <text:p text:style-name="P2"/>
      <text:p text:style-name="P2"/>
      <text:p text:style-name="P5"/>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43629236" text:style-name="L4">
        <text:list-item>
          <text:p text:style-name="P13">ローカルなJavaScriptメソッドには、接頭辞contを付加する。</text:p>
        </text:list-item>
        <text:list-item>
          <text:p text:style-name="P13">コンテンツのHTMLソースは&lt;div class=”contents”&gt;&lt;/div&gt;に内包される規則のため、それ以外のDOMエレメントを改変するようなスクリプトを記述してはならない。</text:p>
        </text:list-item>
        <text:list-item>
          <text:p text:style-name="P13">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43631795" text:style-name="L5">
        <text:list-item>
          <text:p text:style-name="P14">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43624113" text:style-name="L6">
        <text:list-item>
          <text:p text:style-name="P15">(未定義)</text:p>
        </text:list-item>
      </text:list>
      <text:p text:style-name="P2"/>
      <text:p text:style-name="P2"/>
      <text:p text:style-name="P2"/>
      <text:p text:style-name="P5"/>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text:page-number><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7T23:50:23.15</dc:date>
    <dc:creator>Koyanagi Tomoya</dc:creator>
    <meta:editing-duration>PT15H10M02S</meta:editing-duration>
    <meta:editing-cycles>32</meta:editing-cycles>
    <meta:generator>OpenOffice.org/3.2$Win32 OpenOffice.org_project/320m18$Build-9502</meta:generator>
    <dc:title>Pickles Framework 1.X コンテンツ制作マニュアル</dc:title>
    <meta:document-statistic meta:table-count="0" meta:image-count="0" meta:object-count="4" meta:page-count="10" meta:paragraph-count="140" meta:word-count="1334" meta:character-count="3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xxlarge</text:p>
          </table:table-cell>
          <table:table-cell table:style-name="ce2" office:value-type="string">
            <text:p>文字を最大サイズにする。</text:p>
          </table:table-cell>
          <table:table-cell table:style-name="ce2" office:value-type="string">
            <text:p>&lt;p class=”xxlarge”&gt;文字&lt;/p&gt;</text:p>
          </table:table-cell>
        </table:table-row>
        <table:table-row table:style-name="ro2">
          <table:table-cell table:style-name="ce2" office:value-type="string">
            <text:p>.xlarge</text:p>
          </table:table-cell>
          <table:table-cell table:style-name="ce2" office:value-type="string">
            <text:p>文字をさらに大きいサイズにする。</text:p>
          </table:table-cell>
          <table:table-cell table:style-name="ce2" office:value-type="string">
            <text:p>&lt;p class=”xlarge”&gt;文字&lt;/p&gt;</text:p>
          </table:table-cell>
        </table:table-row>
        <table:table-row table:style-name="ro2">
          <table:table-cell table:style-name="ce2" office:value-type="string">
            <text:p>.large</text:p>
          </table:table-cell>
          <table:table-cell table:style-name="ce2" office:value-type="string">
            <text:p>文字を大きいサイズにする。</text:p>
          </table:table-cell>
          <table:table-cell table:style-name="ce2" office:value-type="string">
            <text:p>&lt;p class=”large”&gt;文字&lt;/p&gt;</text:p>
          </table:table-cell>
        </table:table-row>
        <table:table-row table:style-name="ro2">
          <table:table-cell table:style-name="ce2" office:value-type="string">
            <text:p>.medium</text:p>
          </table:table-cell>
          <table:table-cell table:style-name="ce2" office:value-type="string">
            <text:p>文字を標準サイズにする。</text:p>
          </table:table-cell>
          <table:table-cell table:style-name="ce2" office:value-type="string">
            <text:p>&lt;p class=”medium”&gt;文字&lt;/p&gt;</text:p>
          </table:table-cell>
        </table:table-row>
        <table:table-row table:style-name="ro2">
          <table:table-cell table:style-name="ce2" office:value-type="string">
            <text:p>.small</text:p>
          </table:table-cell>
          <table:table-cell table:style-name="ce2" office:value-type="string">
            <text:p>文字を小さいサイズにする。</text:p>
          </table:table-cell>
          <table:table-cell table:style-name="ce2" office:value-type="string">
            <text:p>&lt;p class=”small”&gt;文字&lt;/p&gt;</text:p>
          </table:table-cell>
        </table:table-row>
        <table:table-row table:style-name="ro2">
          <table:table-cell table:style-name="ce2" office:value-type="string">
            <text:p>.xsmall</text:p>
          </table:table-cell>
          <table:table-cell table:style-name="ce2" office:value-type="string">
            <text:p>文字をさらに小さいサイズにする。</text:p>
          </table:table-cell>
          <table:table-cell table:style-name="ce2" office:value-type="string">
            <text:p>&lt;p class=”xsmall”&gt;文字&lt;/p&gt;</text:p>
          </table:table-cell>
        </table:table-row>
        <table:table-row table:style-name="ro2">
          <table:table-cell table:style-name="ce2" office:value-type="string">
            <text:p>.xxsmall</text:p>
          </table:table-cell>
          <table:table-cell table:style-name="ce2" office:value-type="string">
            <text:p>文字を最小サイズにする。</text:p>
          </table:table-cell>
          <table:table-cell table:style-name="ce2" office:value-type="string">
            <text:p>&lt;p class=”xxsmall”&gt;文字&lt;/p&gt;</text:p>
          </table:table-cell>
        </table:table-row>
        <table:table-row table:style-name="ro1" table:number-rows-repeated="29">
          <table:table-cell table:style-name="ce2" table:number-columns-repeated="3"/>
        </table:table-row>
        <table:table-row table:style-name="ro1" table:number-rows-repeated="1048538">
          <table:table-cell table:number-columns-repeated="3"/>
        </table:table-row>
        <table:table-row table:style-name="ro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center</text:p>
          </table:table-cell>
          <table:table-cell table:style-name="ce2" office:value-type="string">
            <text:p>センターぞろえにする。</text:p>
          </table:table-cell>
          <table:table-cell table:style-name="ce2" office:value-type="string">
            <text:p>&lt;p class=”center”&gt;文字&lt;/p&gt;</text:p>
          </table:table-cell>
        </table:table-row>
        <table:table-row table:style-name="ro2">
          <table:table-cell table:style-name="ce2" office:value-type="string">
            <text:p>.left</text:p>
          </table:table-cell>
          <table:table-cell table:style-name="ce2" office:value-type="string">
            <text:p>左揃えにする。</text:p>
          </table:table-cell>
          <table:table-cell table:style-name="ce2" office:value-type="string">
            <text:p>&lt;p class=”left”&gt;文字&lt;/p&gt;</text:p>
          </table:table-cell>
        </table:table-row>
        <table:table-row table:style-name="ro2">
          <table:table-cell table:style-name="ce2" office:value-type="string">
            <text:p>.right</text:p>
          </table:table-cell>
          <table:table-cell table:style-name="ce2" office:value-type="string">
            <text:p>右揃えにする。</text:p>
          </table:table-cell>
          <table:table-cell table:style-name="ce2" office:value-type="string">
            <text:p>&lt;p class=”right”&gt;文字&lt;/p&gt;</text:p>
          </table:table-cell>
        </table:table-row>
        <table:table-row table:style-name="ro1" table:number-rows-repeated="39">
          <table:table-cell table:style-name="ce2" table:number-columns-repeated="3"/>
        </table:table-row>
        <table:table-row table:style-name="ro1" table:number-rows-repeated="1048532">
          <table:table-cell table:number-columns-repeated="3"/>
        </table:table-row>
        <table:table-row table:style-name="ro1">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1.7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fl</text:p>
          </table:table-cell>
          <table:table-cell table:style-name="ce2" office:value-type="string">
            <text:p>左に回り込ませる。</text:p>
          </table:table-cell>
          <table:table-cell table:style-name="ce2" office:value-type="string">
            <text:p>&lt;p class=”fl”&gt;文字&lt;/p&gt;</text:p>
          </table:table-cell>
        </table:table-row>
        <table:table-row table:style-name="ro2">
          <table:table-cell table:style-name="ce2" office:value-type="string">
            <text:p>.fr</text:p>
          </table:table-cell>
          <table:table-cell table:style-name="ce2" office:value-type="string">
            <text:p>右に回り込ませる。</text:p>
          </table:table-cell>
          <table:table-cell table:style-name="ce2" office:value-type="string">
            <text:p>&lt;p class=”fr”&gt;文字&lt;/p&gt;</text:p>
          </table:table-cell>
        </table:table-row>
        <table:table-row table:style-name="ro2">
          <table:table-cell table:style-name="ce2" office:value-type="string">
            <text:p>.fc</text:p>
          </table:table-cell>
          <table:table-cell table:style-name="ce2" office:value-type="string">
            <text:p>回り込みを解除する。</text:p>
          </table:table-cell>
          <table:table-cell table:style-name="ce2" office:value-type="string">
            <text:p>&lt;p class=”fc”&gt;文字&lt;/p&gt;</text:p>
          </table:table-cell>
        </table:table-row>
        <table:table-row table:style-name="ro3">
          <table:table-cell table:style-name="ce2" office:value-type="string">
            <text:p>.clearfix</text:p>
          </table:table-cell>
          <table:table-cell table:style-name="ce2" office:value-type="string">
            <text:p>親要素を回り込みに対してフィットさせる。</text:p>
          </table:table-cell>
          <table:table-cell table:style-name="ce2" office:value-type="string">
            <text:p>&lt;div class=”clearfix”&gt;</text:p>
            <text:p><text:s text:c="2"/>&lt;div class=”fl”&gt;回り込み&lt;/div&gt;</text:p>
            <text:p><text:s text:c="2"/>&lt;div class=”fr”&gt;回り込み&lt;/div&gt;</text:p>
            <text:p>&lt;/div&gt;</text:p>
          </table:table-cell>
        </table:table-row>
        <table:table-row table:style-name="ro1" table:number-rows-repeated="38">
          <table:table-cell table:style-name="ce2" table:number-columns-repeated="3"/>
        </table:table-row>
        <table:table-row table:style-name="ro1" table:number-rows-repeated="1048532">
          <table:table-cell table:number-columns-repeated="3"/>
        </table:table-row>
        <table:table-row table:style-name="ro1">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9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unit</text:p>
          </table:table-cell>
          <table:table-cell table:style-name="ce2" office:value-type="string">
            <text:p>モジュールの単位となるユニット。</text:p>
          </table:table-cell>
          <table:table-cell table:style-name="ce2" office:value-type="string">
            <text:p>&lt;div class=”unit”&gt;</text:p>
            <text:p>&lt;p&gt;ここにモジュールを追加。&lt;/p&gt;</text:p>
            <text:p>&lt;/div&gt;</text:p>
          </table:table-cell>
        </table:table-row>
        <table:table-row table:style-name="ro3">
          <table:table-cell table:style-name="ce2" office:value-type="string">
            <text:p>.imagereplace</text:p>
          </table:table-cell>
          <table:table-cell table:style-name="ce2" office:value-type="string">
            <text:p>画像置換を行う。</text:p>
          </table:table-cell>
          <table:table-cell table:style-name="ce2" office:value-type="string">
            <text:p>&lt;a href=”***” class=”imagereplace”&gt;リンクラベル&lt;span class=”imagereplace-panel”&gt;&lt;/span&gt;&lt;/a&gt;</text:p>
          </table:table-cell>
        </table:table-row>
        <table:table-row table:style-name="ro4">
          <table:table-cell table:style-name="ce2" office:value-type="string">
            <text:p>.current</text:p>
          </table:table-cell>
          <table:table-cell table:style-name="ce2" office:value-type="string">
            <text:p>カレントページを示すリンクに適用する。</text:p>
          </table:table-cell>
          <table:table-cell table:style-name="ce2" office:value-type="string">
            <text:p>&lt;a href=”***” class=”current”&gt;カレントページ&lt;/a&gt;</text:p>
          </table:table-cell>
        </table:table-row>
        <table:table-row table:style-name="ro1" table:number-rows-repeated="38">
          <table:table-cell table:style-name="ce2" table:number-columns-repeated="3"/>
        </table:table-row>
        <table:table-row table:style-name="ro1" table:number-rows-repeated="1048533">
          <table:table-cell table:number-columns-repeated="3"/>
        </table:table-row>
        <table:table-row table:style-name="ro1">
          <table:table-cell table:number-columns-repeated="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